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amesUser.setAliasing( boolean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amesUser.setAlia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amesUser.get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amesUser.DefaultJamesUser( String name , String passwordHash , String hashA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amesUs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amesUser.getForwarding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amesUser.setForwarding( boolean 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amesUser.getAlia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amesUser.DefaultJamesUser( String name , String a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amesUser.getForwa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amesUser.setForwardingDestination( 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